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30000016A17CA9CFAB68BF75B.png" manifest:media-type="image/png"/>
  <manifest:file-entry manifest:full-path="Pictures/10000001000002CD000001543D67C80BB46C3795.png" manifest:media-type="image/png"/>
  <manifest:file-entry manifest:full-path="Pictures/10000001000003810000004DE657851D6B953325.png" manifest:media-type="image/png"/>
  <manifest:file-entry manifest:full-path="Pictures/100000010000026A000000B233BB36262850C3E3.png" manifest:media-type="image/png"/>
  <manifest:file-entry manifest:full-path="Pictures/10000001000002730000013BA526C97AC8BB1289.png" manifest:media-type="image/png"/>
  <manifest:file-entry manifest:full-path="Pictures/10000001000004910000031CC1D5B1EF95077B1E.png" manifest:media-type="image/png"/>
  <manifest:file-entry manifest:full-path="Pictures/10000001000002F70000014847EE24BEA616E8B6.png" manifest:media-type="image/png"/>
  <manifest:file-entry manifest:full-path="Pictures/10000001000002040000010BEC14BA4CA7810B5D.png" manifest:media-type="image/png"/>
  <manifest:file-entry manifest:full-path="Pictures/100000010000037A000001D043B2EF72CF6744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32cm" svg:y="-0.649cm" svg:width="17cm" svg:height="8.862cm" draw:z-index="0"><draw:image xlink:href="Pictures/100000010000037A000001D043B2EF72CF6744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397cm" svg:y="0.102cm" svg:width="17cm" svg:height="7.347cm" draw:z-index="1"><draw:image xlink:href="Pictures/10000001000002F70000014847EE24BEA616E8B6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0.325cm" svg:y="0.023cm" svg:width="13.653cm" svg:height="7.064cm" draw:z-index="2"><draw:image xlink:href="Pictures/10000001000002040000010BEC14BA4CA7810B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238cm" svg:y="0.409cm" svg:width="17cm" svg:height="11.575cm" draw:z-index="3"><draw:image xlink:href="Pictures/10000001000004910000031CC1D5B1EF95077B1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4" draw:name="Image5" text:anchor-type="char" svg:width="16.589cm" svg:height="8.334cm" draw:z-index="4"><draw:image xlink:href="Pictures/10000001000002730000013BA526C97AC8BB1289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6" text:anchor-type="char" svg:width="16.351cm" svg:height="4.71cm" draw:z-index="5"><draw:image xlink:href="Pictures/100000010000026A000000B233BB36262850C3E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char" svg:width="17cm" svg:height="1.459cm" draw:z-index="6"><draw:image xlink:href="Pictures/10000001000003810000004DE657851D6B953325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8" text:anchor-type="char" svg:x="0cm" svg:y="0.222cm" svg:width="17cm" svg:height="8.061cm" draw:z-index="7"><draw:image xlink:href="Pictures/10000001000002CD000001543D67C80BB46C3795.png" xlink:type="simple" xlink:show="embed" xlink:actuate="onLoad" draw:mime-type="image/png"/></draw:frame></text:p>
      <text:p text:style-name="Standard"><draw:frame draw:style-name="fr1" draw:name="Image9" text:anchor-type="char" svg:x="0.582cm" svg:y="1.399cm" svg:width="17cm" svg:height="7.662cm" draw:z-index="8"><draw:image xlink:href="Pictures/10000001000003230000016A17CA9CFAB68BF75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1:47:39.091617741</meta:creation-date>
    <dc:date>2022-09-28T13:35:44.715164179</dc:date>
    <meta:editing-duration>PT1H46M45S</meta:editing-duration>
    <meta:editing-cycles>7</meta:editing-cycles>
    <meta:generator>LibreOffice/7.3.6.2$Linux_X86_64 LibreOffice_project/30$Build-2</meta:generator>
    <meta:document-statistic meta:table-count="0" meta:image-count="9" meta:object-count="0" meta:page-count="4" meta:paragraph-count="0" meta:word-count="0" meta:character-count="0" meta:non-whitespace-character-count="0"/>
  </office:meta>
</office:document-meta>
</file>